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0.0819in" fo:margin-left="-0.0785in" table:align="left" style:writing-mode="lr-tb"/>
    </style:style>
    <style:style style:name="Tabela1.A" style:family="table-column">
      <style:table-column-properties style:column-width="0.7965in"/>
    </style:style>
    <style:style style:name="Tabela1.B" style:family="table-column">
      <style:table-column-properties style:column-width="2.5597in"/>
    </style:style>
    <style:style style:name="Tabela1.C" style:family="table-column">
      <style:table-column-properties style:column-width="1.4694in"/>
    </style:style>
    <style:style style:name="Tabela1.D" style:family="table-column">
      <style:table-column-properties style:column-width="1.8319in"/>
    </style:style>
    <style:style style:name="Tabela1.E" style:family="table-column">
      <style:table-column-properties style:column-width="1.4167in"/>
    </style:style>
    <style:style style:name="Tabela1.F" style:family="table-column">
      <style:table-column-properties style:column-width="2.0076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1.F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1.F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" style:family="table">
      <style:table-properties style:width="10.0819in" fo:margin-left="-0.0785in" table:align="left" style:writing-mode="lr-tb"/>
    </style:style>
    <style:style style:name="Tabela2.A" style:family="table-column">
      <style:table-column-properties style:column-width="10.0819in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2.2" style:family="table-row">
      <style:table-row-properties style:min-row-height="0.1667in" style:keep-together="true" fo:keep-together="auto"/>
    </style:style>
    <style:style style:name="Tabela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2.A3" style:family="table-cell">
      <style:table-cell-properties style:vertical-align="top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3" style:family="table">
      <style:table-properties style:width="10.0819in" table:align="margins" style:writing-mode="lr-tb"/>
    </style:style>
    <style:style style:name="Tabela3.A" style:family="table-column">
      <style:table-column-properties style:column-width="10.0819in" style:rel-column-width="14518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3.2" style:family="table-row">
      <style:table-row-properties style:min-row-height="0.1667in" style:keep-together="true" fo:keep-together="auto"/>
    </style:style>
    <style:style style:name="Tabela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4" style:family="table">
      <style:table-properties style:width="10.0819in" fo:margin-left="-0.0785in" table:align="left" style:writing-mode="lr-tb"/>
    </style:style>
    <style:style style:name="Tabela4.A" style:family="table-column">
      <style:table-column-properties style:column-width="4.9083in"/>
    </style:style>
    <style:style style:name="Tabela4.B" style:family="table-column">
      <style:table-column-properties style:column-width="5.1736in"/>
    </style:style>
    <style:style style:name="Tabela4.1" style:family="table-row">
      <style:table-row-properties style:min-row-height="0.1813in" style:keep-together="true" fo:keep-together="auto"/>
    </style:style>
    <style:style style:name="Tabela4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4.B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4.2" style:family="table-row">
      <style:table-row-properties style:min-row-height="0.2507in" style:keep-together="true" fo:keep-together="auto"/>
    </style:style>
    <style:style style:name="Tabela4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4.B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5" style:family="table">
      <style:table-properties style:width="10.0819in" fo:margin-left="-0.0785in" table:align="left" style:writing-mode="lr-tb"/>
    </style:style>
    <style:style style:name="Tabela5.A" style:family="table-column">
      <style:table-column-properties style:column-width="1.8903in"/>
    </style:style>
    <style:style style:name="Tabela5.B" style:family="table-column">
      <style:table-column-properties style:column-width="0.9403in"/>
    </style:style>
    <style:style style:name="Tabela5.C" style:family="table-column">
      <style:table-column-properties style:column-width="2.0778in"/>
    </style:style>
    <style:style style:name="Tabela5.D" style:family="table-column">
      <style:table-column-properties style:column-width="2.2833in"/>
    </style:style>
    <style:style style:name="Tabela5.E" style:family="table-column">
      <style:table-column-properties style:column-width="2.8903in"/>
    </style:style>
    <style:style style:name="Tabela5.1" style:family="table-row">
      <style:table-row-properties style:min-row-height="0.2646in" style:keep-together="true" fo:keep-together="auto"/>
    </style:style>
    <style:style style:name="Tabela5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5.E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0.0069in solid #000000" fo:border-top="0.0069in solid #000000" fo:border-bottom="none" style:writing-mode="lr-tb">
        <style:background-image/>
      </style:table-cell-properties>
    </style:style>
    <style:style style:name="Tabela5.2" style:family="table-row">
      <style:table-row-properties style:min-row-height="0.0625in" style:keep-together="true" fo:keep-together="auto"/>
    </style:style>
    <style:style style:name="Tabela5.A2" style:family="table-cell">
      <style:table-cell-properties style:vertical-align="top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5.C2" style:family="table-cell">
      <style:table-cell-properties style:vertical-align="top" fo:background-color="#ffcc0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5.E2" style:family="table-cell">
      <style:table-cell-properties style:vertical-align="top" fo:background-color="#ccffcc" fo:padding-left="0.075in" fo:padding-right="0.075in" fo:padding-top="0in" fo:padding-bottom="0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ela5.A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5.E3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6" style:family="table">
      <style:table-properties style:width="10.0819in" fo:margin-left="-0.0785in" table:align="left" style:writing-mode="lr-tb"/>
    </style:style>
    <style:style style:name="Tabela6.A" style:family="table-column">
      <style:table-column-properties style:column-width="1.2535in"/>
    </style:style>
    <style:style style:name="Tabela6.B" style:family="table-column">
      <style:table-column-properties style:column-width="1.3944in"/>
    </style:style>
    <style:style style:name="Tabela6.C" style:family="table-column">
      <style:table-column-properties style:column-width="0.5014in"/>
    </style:style>
    <style:style style:name="Tabela6.D" style:family="table-column">
      <style:table-column-properties style:column-width="1.3604in"/>
    </style:style>
    <style:style style:name="Tabela6.E" style:family="table-column">
      <style:table-column-properties style:column-width="1.6424in"/>
    </style:style>
    <style:style style:name="Tabela6.F" style:family="table-column">
      <style:table-column-properties style:column-width="2.1924in"/>
    </style:style>
    <style:style style:name="Tabela6.G" style:family="table-column">
      <style:table-column-properties style:column-width="1.7375in"/>
    </style:style>
    <style:style style:name="Tabela6.1" style:family="table-row">
      <style:table-row-properties style:min-row-height="0.1972in" style:keep-together="true" fo:keep-together="auto"/>
    </style:style>
    <style:style style:name="Tabela6.A1" style:family="table-cell">
      <style:table-cell-properties style:vertical-align="middle" fo:background-color="#ccffcc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ela6.F1" style:family="table-cell">
      <style:table-cell-properties style:vertical-align="middle" fo:background-color="#ccffcc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ela6.2" style:family="table-row">
      <style:table-row-properties style:min-row-height="0.3333in" style:keep-together="true" fo:keep-together="auto"/>
    </style:style>
    <style:style style:name="Tabela6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6.F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6.3" style:family="table-row">
      <style:table-row-properties style:min-row-height="0.1958in" style:keep-together="true" fo:keep-together="auto"/>
    </style:style>
    <style:style style:name="Tabela6.7" style:family="table-row">
      <style:table-row-properties style:keep-together="true" fo:keep-together="auto"/>
    </style:style>
    <style:style style:name="Tabela6.A9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none" style:writing-mode="lr-tb"/>
    </style:style>
    <style:style style:name="Tabela6.F9" style:family="table-cell">
      <style:table-cell-properties style:vertical-align="top" fo:padding-left="0.075in" fo:padding-right="0.075in" fo:padding-top="0in" fo:padding-bottom="0in" fo:border-left="none" fo:border-right="0.0069in solid #000000" fo:border-top="0.0069in solid #000000" fo:border-bottom="0.0069in solid #000000" style:writing-mode="lr-tb"/>
    </style:style>
    <style:style style:name="P1" style:family="paragraph" style:parent-style-name="RUP_20_Corpo_20_1">
      <style:paragraph-properties fo:margin-left="0.6654in" fo:margin-right="0in" fo:margin-top="0in" fo:margin-bottom="0in" fo:text-indent="0in" style:auto-text-indent="false"/>
    </style:style>
    <style:style style:name="P2" style:family="paragraph" style:parent-style-name="Heading_20_1">
      <style:text-properties fo:font-size="12pt" style:font-size-asian="12pt" style:font-size-complex="12pt"/>
    </style:style>
    <style:style style:name="P3" style:family="paragraph" style:parent-style-name="Heading_20_1" style:list-style-name="WW8Num26">
      <style:paragraph-properties fo:margin-left="0.5in" fo:margin-right="0in" fo:text-indent="-0.5835in" style:auto-text-indent="fals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4" style:family="paragraph" style:parent-style-name="Heading_20_1" style:list-style-name="WW8Num26">
      <style:paragraph-properties fo:margin-left="0.5in" fo:margin-right="0in" fo:text-indent="-0.5835in" style:auto-text-indent="false" fo:break-before="page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5" style:family="paragraph" style:parent-style-name="Heading_20_1">
      <style:paragraph-properties fo:break-before="page"/>
      <style:text-properties fo:font-size="12pt" style:font-size-asian="12pt" style:font-size-complex="12pt"/>
    </style:style>
    <style:style style:name="P6" style:family="paragraph" style:parent-style-name="Standard">
      <style:text-properties style:language-asian="en" style:country-asian="US"/>
    </style:style>
    <style:style style:name="P7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8" style:family="paragraph" style:parent-style-name="Standard">
      <style:text-properties fo:language="en" fo:country="US" style:language-asian="en" style:country-asian="US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style:snap-to-layout-grid="false"/>
      <style:text-properties fo:font-size="10pt" fo:font-weight="bold" style:font-size-asian="10pt" style:font-weight-asian="bold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5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8" style:family="paragraph" style:parent-style-name="Standard">
      <style:paragraph-properties fo:margin-top="0.0835in" fo:margin-bottom="0in" fo:text-align="end" style:justify-single-word="false"/>
      <style:text-properties style:font-name="Arial" fo:font-size="18pt" style:font-size-asian="18pt" style:language-asian="en" style:country-asian="US" style:font-name-complex="Arial" style:font-size-complex="18pt"/>
    </style:style>
    <style:style style:name="P19" style:family="paragraph" style:parent-style-name="Standard">
      <style:paragraph-properties fo:margin-top="0.028in" fo:margin-bottom="0.028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20" style:family="paragraph" style:parent-style-name="Standard">
      <style:paragraph-properties fo:margin-top="0.028in" fo:margin-bottom="0.028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top="0.0417in" fo:margin-bottom="0.0417in" fo:text-align="center" style:justify-single-word="false" style:snap-to-layout-grid="false"/>
    </style:style>
    <style:style style:name="P22" style:family="paragraph" style:parent-style-name="Standard">
      <style:paragraph-properties fo:margin-top="0.0417in" fo:margin-bottom="0.0417in" fo:text-align="center" style:justify-single-word="false" style:snap-to-layout-grid="false"/>
      <style:text-properties fo:font-weight="bold" style:font-weight-asian="bold" style:font-weight-complex="bold"/>
    </style:style>
    <style:style style:name="P23" style:family="paragraph" style:parent-style-name="Standard">
      <style:paragraph-properties fo:margin-top="0.0417in" fo:margin-bottom="0.0417in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top="0.0417in" fo:margin-bottom="0.0417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top="0.028in" fo:margin-bottom="0.0665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26" style:family="paragraph" style:parent-style-name="Standard">
      <style:paragraph-properties fo:margin-top="0.1in" fo:margin-bottom="0.1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Title">
      <style:paragraph-properties fo:text-align="end" style:justify-single-word="false"/>
      <style:text-properties fo:language="pt" fo:country="BR"/>
    </style:style>
    <style:style style:name="P28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29" style:family="paragraph" style:parent-style-name="Title">
      <style:text-properties fo:font-size="16pt" fo:language="pt" fo:country="BR" style:font-size-asian="16pt" style:font-size-complex="16pt"/>
    </style:style>
    <style:style style:name="P30" style:family="paragraph" style:parent-style-name="Title">
      <style:paragraph-properties fo:margin-top="0.0835in" fo:margin-bottom="0in" fo:text-align="end" style:justify-single-word="false"/>
    </style:style>
    <style:style style:name="P31" style:family="paragraph" style:parent-style-name="Title">
      <style:paragraph-properties fo:margin-top="0.0835in" fo:margin-bottom="0in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32" style:family="paragraph" style:parent-style-name="Title">
      <style:paragraph-properties fo:break-before="page"/>
    </style:style>
    <style:style style:name="P33" style:family="paragraph" style:parent-style-name="Title">
      <style:paragraph-properties fo:text-align="start" style:justify-single-word="false" fo:break-before="page"/>
      <style:text-properties fo:font-size="8pt" style:font-size-asian="8pt" style:font-size-complex="8pt"/>
    </style:style>
    <style:style style:name="P34" style:family="paragraph" style:parent-style-name="Title" style:master-page-name="First_20_Page">
      <style:paragraph-properties fo:text-align="end" style:justify-single-word="false" style:page-number="auto"/>
      <style:text-properties fo:language="pt" fo:country="BR"/>
    </style:style>
    <style:style style:name="P35" style:family="paragraph" style:parent-style-name="Heading_20_3">
      <style:paragraph-properties fo:margin-top="0.028in" fo:margin-bottom="0.028in" fo:text-align="center" style:justify-single-word="false" style:snap-to-layout-grid="false"/>
      <style:text-properties fo:font-size="10pt" style:font-size-asian="10pt"/>
    </style:style>
    <style:style style:name="P36" style:family="paragraph" style:parent-style-name="Heading_20_3">
      <style:paragraph-properties fo:margin-top="0.028in" fo:margin-bottom="0.028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Heading_20_3">
      <style:paragraph-properties fo:margin-top="0.0665in" fo:margin-bottom="0.0665in" fo:text-align="center" style:justify-single-word="false" style:snap-to-layout-grid="false"/>
      <style:text-properties fo:font-size="10pt" style:font-size-asian="10pt" style:font-name-complex="Times New Roman" style:font-size-complex="10pt"/>
    </style:style>
    <style:style style:name="P38" style:family="paragraph" style:parent-style-name="Heading_20_3">
      <style:paragraph-properties fo:margin-top="0.028in" fo:margin-bottom="0.0665in" fo:text-align="center" style:justify-single-word="false"/>
      <style:text-properties fo:font-size="10pt" style:font-size-asian="10pt"/>
    </style:style>
    <style:style style:name="P39" style:family="paragraph" style:parent-style-name="Heading_20_3">
      <style:paragraph-properties fo:margin-top="0.028in" fo:margin-bottom="0.0665in" fo:text-align="center" style:justify-single-word="false" style:snap-to-layout-grid="false"/>
      <style:text-properties fo:font-size="10pt" style:font-size-asian="10pt"/>
    </style:style>
    <style:style style:name="P40" style:family="paragraph" style:parent-style-name="Heading_20_3">
      <style:paragraph-properties fo:margin-top="0.0417in" fo:margin-bottom="0.0417in" fo:text-align="center" style:justify-single-word="false" style:snap-to-layout-grid="false"/>
      <style:text-properties fo:font-size="10pt" style:font-size-asian="10pt" style:font-size-complex="10pt"/>
    </style:style>
    <style:style style:name="P41" style:family="paragraph" style:parent-style-name="Heading_20_3">
      <style:paragraph-properties fo:margin-top="0.1in" fo:margin-bottom="0.1in" fo:text-align="center" style:justify-single-word="false" style:snap-to-layout-grid="false"/>
      <style:text-properties fo:font-size="10pt" style:font-size-asian="10pt" style:font-size-complex="10pt"/>
    </style:style>
    <style:style style:name="P42" style:family="paragraph" style:parent-style-name="Footer">
      <style:text-properties fo:font-size="8pt" style:font-size-asian="8pt" style:font-size-complex="8pt"/>
    </style:style>
    <style:style style:name="P43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  <style:text-properties fo:font-size="8pt" fo:language="none" fo:country="none" style:font-size-asian="8pt" style:language-asian="none" style:country-asian="none" style:font-size-complex="8pt"/>
    </style:style>
    <style:style style:name="P44" style:family="paragraph" style:parent-style-name="Footer">
      <style:paragraph-properties>
        <style:tab-stops>
          <style:tab-stop style:position="4.3335in"/>
          <style:tab-stop style:position="8.8335in"/>
        </style:tab-stops>
      </style:paragraph-properties>
    </style:style>
    <style:style style:name="P45" style:family="paragraph" style:parent-style-name="Header">
      <style:paragraph-properties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style:font-size-asian="10pt" style:font-name-complex="Arial"/>
    </style:style>
    <style:style style:name="P46" style:family="paragraph" style:parent-style-name="Header">
      <style:paragraph-properties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style:font-size-asian="10pt" style:font-name-complex="Arial"/>
    </style:style>
    <style:style style:name="P47" style:family="paragraph" style:parent-style-name="Header">
      <style:paragraph-properties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fo:font-style="italic" style:font-size-asian="10pt" style:font-style-asian="italic" style:font-name-complex="Arial" style:font-style-complex="italic"/>
    </style:style>
    <style:style style:name="P48" style:family="paragraph" style:parent-style-name="Header">
      <style:paragraph-properties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fo:font-weight="bold" style:font-size-asian="10pt" style:font-weight-asian="bold" style:font-name-complex="Arial" style:font-weight-complex="bold"/>
    </style:style>
    <style:style style:name="P49" style:family="paragraph" style:parent-style-name="Header">
      <style:paragraph-properties style:snap-to-layout-grid="false"/>
    </style:style>
    <style:style style:name="P50" style:family="paragraph" style:parent-style-name="Header">
      <style:paragraph-properties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style:font-name-complex="Arial"/>
    </style:style>
    <style:style style:name="P51" style:family="paragraph" style:parent-style-name="Header">
      <style:text-properties fo:font-size="8pt" style:font-size-asian="8pt" style:font-size-complex="8pt"/>
    </style:style>
    <style:style style:name="P5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3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P54" style:family="paragraph" style:parent-style-name="Header">
      <style:text-properties fo:font-size="8pt" fo:language="none" fo:country="none" style:font-size-asian="8pt" style:language-asian="none" style:country-asian="none" style:font-size-complex="8pt"/>
    </style:style>
    <style:style style:name="P55" style:family="paragraph" style:parent-style-name="Header">
      <style:paragraph-properties fo:margin-top="0.0665in" fo:margin-bottom="0.0665in" fo:text-align="center" style:justify-single-word="false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fo:font-weight="bold" style:font-size-asian="10pt" style:font-weight-asian="bold" style:font-weight-complex="bold"/>
    </style:style>
    <style:style style:name="P56" style:family="paragraph" style:parent-style-name="Header">
      <style:paragraph-properties fo:margin-top="0.1in" fo:margin-bottom="0.1in" fo:text-align="center" style:justify-single-word="false" style:snap-to-layout-grid="false">
        <style:tab-stops>
          <style:tab-stop style:position="3.0689in" style:type="center"/>
          <style:tab-stop style:position="4.5in" style:type="center"/>
          <style:tab-stop style:position="6.1374in" style:type="right"/>
          <style:tab-stop style:position="9in" style:type="right"/>
        </style:tab-stops>
      </style:paragraph-properties>
      <style:text-properties fo:font-size="10pt" fo:font-weight="bold" style:font-size-asian="10pt" style:font-weight-asian="bold" style:font-name-complex="Arial" style:font-weight-complex="bold"/>
    </style:style>
    <style:style style:name="P57" style:family="paragraph" style:parent-style-name="Header">
      <style:paragraph-properties fo:margin-top="0.0417in" fo:margin-bottom="0.0417in" style:snap-to-layout-grid="false"/>
      <style:text-properties fo:color="#000000" fo:font-size="10pt" fo:font-weight="bold" style:font-size-asian="10pt" style:font-weight-asian="bold" style:font-name-complex="Arial" style:font-weight-complex="bold"/>
    </style:style>
    <style:style style:name="P58" style:family="paragraph" style:parent-style-name="Contents_20_1">
      <style:paragraph-properties>
        <style:tab-stops>
          <style:tab-stop style:position="0.3335in"/>
          <style:tab-stop style:position="9.6665in" style:type="right" style:leader-style="dotted" style:leader-text="."/>
          <style:tab-stop style:position="10.1173in" style:type="right" style:leader-style="dotted" style:leader-text="."/>
        </style:tab-stops>
      </style:paragraph-properties>
    </style:style>
    <style:style style:name="P59" style:family="paragraph" style:parent-style-name="Heading_20_4">
      <style:paragraph-properties fo:margin-top="0.028in" fo:margin-bottom="0.028in" fo:text-align="center" style:justify-single-word="false" style:snap-to-layout-grid="false"/>
      <style:text-properties style:font-name="Arial" fo:font-size="10pt" style:font-size-asian="10pt" style:font-name-complex="Arial"/>
    </style:style>
    <style:style style:name="P60" style:family="paragraph" style:parent-style-name="Heading_20_4">
      <style:paragraph-properties fo:margin-top="0.0417in" fo:margin-bottom="0.0417in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61" style:family="paragraph" style:parent-style-name="Heading_20_4">
      <style:paragraph-properties fo:margin-top="0.0417in" fo:margin-bottom="0.0417in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2" style:family="paragraph" style:parent-style-name="Heading_20_4">
      <style:paragraph-properties fo:margin-top="0.0417in" fo:margin-bottom="0.0417in" style:snap-to-layout-grid="false"/>
      <style:text-properties style:font-name="Arial" fo:font-size="10pt" style:font-size-asian="10pt" style:font-name-complex="Arial" style:font-size-complex="10pt"/>
    </style:style>
    <style:style style:name="P63" style:family="paragraph" style:parent-style-name="Text_20_body">
      <style:paragraph-properties fo:margin-left="0.6654in" fo:margin-right="0in" fo:margin-top="0in" fo:margin-bottom="0in" fo:text-indent="0in" style:auto-text-indent="false"/>
      <style:text-properties style:font-name="Arial" fo:font-size="10pt" fo:language="pt" fo:country="BR" style:font-size-asian="10pt" style:font-name-complex="Arial"/>
    </style:style>
    <style:style style:name="T1" style:family="text">
      <style:text-properties fo:language="pt" fo:country="BR"/>
    </style:style>
    <style:style style:name="T2" style:family="text">
      <style:text-properties fo:font-size="16pt" fo:language="pt" fo:country="BR" fo:font-weight="normal" style:font-size-asian="16pt" style:font-weight-asian="normal" style:font-size-complex="16pt"/>
    </style:style>
    <style:style style:name="T3" style:family="text">
      <style:text-properties fo:font-size="16pt" fo:language="pt" fo:country="BR" style:font-size-asian="16pt" style:font-size-complex="16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fo:color="#000000" fo:font-size="18pt" style:font-size-asian="18pt" style:font-name-complex="Arial"/>
    </style:style>
    <style:style style:name="T7" style:family="text">
      <style:text-properties fo:color="#000000" fo:font-weight="normal" style:font-weight-asian="normal" style:font-name-complex="Arial" style:font-weight-complex="bold"/>
    </style:style>
    <style:style style:name="T8" style:family="text">
      <style:text-properties fo:color="#000000" fo:font-size="10pt" fo:font-weight="normal" style:font-size-asian="10pt" style:font-weight-asian="normal" style:font-name-complex="Arial" style:font-weight-complex="bold"/>
    </style:style>
    <style:style style:name="T9" style:family="text">
      <style:text-properties fo:color="#000000" style:font-name-complex="Ari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fo:language="none" fo:country="none" style:font-size-asian="8pt" style:language-asian="none" style:country-asian="none" style:font-size-complex="8pt"/>
    </style:style>
    <style:style style:name="T12" style:family="text">
      <style:text-properties fo:font-size="9pt" style:font-size-asian="9pt"/>
    </style:style>
    <style:style style:name="fr1" style:family="graphic" style:parent-style-name="Frame">
      <style:graphic-properties fo:margin-left="0in" fo:margin-right="0.098in" style:wrap="dynamic" style:number-wrapped-paragraphs="no-limit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27"/>
      <text:p text:style-name="P6"/>
      <text:p text:style-name="P28">Solicitação de Mudança</text:p>
      <text:p text:style-name="P18"/>
      <text:p text:style-name="P7"/>
      <text:p text:style-name="P7"/>
      <text:p text:style-name="P7"/>
      <text:p text:style-name="P7"/>
      <text:p text:style-name="P28">Nome do Projeto - Versão 9.9</text:p>
      <text:p text:style-name="P31">Nome do Módulo - Release 9.9</text:p>
      <text:p text:style-name="P7"/>
      <text:p text:style-name="P7"/>
      <text:p text:style-name="P7"/>
      <text:p text:style-name="P7"/>
      <text:p text:style-name="P30"><text:span text:style-name="T2">Versão do Documento:</text:span><text:span text:style-name="T3"> 9.9</text:span></text:p>
      <text:p text:style-name="P33"/>
      <text:p text:style-name="P29">Sumário</text:p>
      <text:p text:style-name="P8"/>
      <text:p text:style-name="P8"/>
      <text:table-of-content text:style-name="Sect1" text:name="Sumário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3335in" style:leader-char=" " style:with-tab="false"/>
            <text:index-entry-tab-stop style:type="left" style:position="9.6665in" style:leader-char=".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8335in" style:leader-char=" " style:with-tab="false"/>
            <text:index-entry-tab-stop style:type="left" style:position="9.6665in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0.5835in" style:leader-char=" " style:with-tab="false"/>
            <text:index-entry-tab-stop style:type="left" style:position="9.6665in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4.9236in" style:leader-char="." style:with-tab="false"/>
          </text:table-of-content-entry-template>
        </text:table-of-content-source>
        <text:index-body>
          <text:p text:style-name="P58"><text:a xlink:type="simple" xlink:href="#1.Solicitação de Mudança de escopo |outline">1.Solicitação de Mudança de escopo <text:tab/>3</text:a></text:p>
          <text:p text:style-name="P58"><text:a xlink:type="simple" xlink:href="#2.Impacto da Execução da Mudança|outline">2.Impacto da Execução da Mudança<text:tab/>5</text:a></text:p>
        </text:index-body>
      </text:table-of-content>
      <text:p text:style-name="P32"><text:bookmark-start text:name="WeeklyStatusReport"/><text:bookmark-end text:name="WeeklyStatusReport"/></text:p>
      <text:list xml:id="list30702849" text:style-name="WW8Num26">
        <text:list-item>
          <text:h text:style-name="P3" text:outline-level="1">Solicitação de Mudança de escopo </text:h>
        </text:list-item>
      </text:list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h text:style-name="P59" text:outline-level="4">ID</text:h>
          </table:table-cell>
          <table:table-cell table:style-name="Tabela1.A1" office:value-type="string">
            <text:h text:style-name="P35" text:outline-level="3">Titulo da Mudança</text:h>
          </table:table-cell>
          <table:table-cell table:style-name="Tabela1.A1" office:value-type="string">
            <text:p text:style-name="P19">Data Apresentação</text:p>
          </table:table-cell>
          <table:table-cell table:style-name="Tabela1.A1" office:value-type="string">
            <text:p text:style-name="P19">Apresentado por</text:p>
          </table:table-cell>
          <table:table-cell table:style-name="Tabela1.A1" office:value-type="string">
            <text:p text:style-name="P19">Telefone Contato</text:p>
          </table:table-cell>
          <table:table-cell table:style-name="Tabela1.F1" office:value-type="string">
            <text:p text:style-name="P19">Prioridade (A/M/B)</text:p>
          </table:table-cell>
        </table:table-row>
        <table:table-row table:style-name="Tabela1.1">
          <table:table-cell table:style-name="Tabela1.A2" office:value-type="string">
            <text:h text:style-name="P60" text:outline-level="4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4"/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F2" office:value-type="string">
            <text:p text:style-name="P22"/>
          </table:table-cell>
        </table:table-row>
      </table:table>
      <text:p text:style-name="P63"/>
      <text:p text:style-name="P63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h text:style-name="P36" text:outline-level="3">Descrição da mudança proposta</text:h>
          </table:table-cell>
        </table:table-row>
        <table:table-row table:style-name="Tabela2.2">
          <table:table-cell table:style-name="Tabela2.A2" office:value-type="string">
            <text:p text:style-name="P15"/>
            <text:p text:style-name="P16"/>
            <text:p text:style-name="P45"/>
            <text:p text:style-name="P47"/>
            <text:p text:style-name="P16"/>
          </table:table-cell>
        </table:table-row>
        <table:table-row table:style-name="Tabela2.1">
          <table:table-cell table:style-name="Tabela2.A3" office:value-type="string">
            <text:p text:style-name="P9"/>
          </table:table-cell>
        </table:table-row>
        <table:table-row>
          <table:table-cell office:value-type="string">
            <text:p text:style-name="Table_20_Contents"/>
          </table:table-cell>
        </table:table-row>
      </table:table>
      <text:h text:style-name="P2" text:outline-level="1"><draw:frame draw:style-name="fr1" draw:name="Quadro1" text:anchor-type="paragraph" svg:x="-0.0783in" svg:y="0.3043in" svg:width="10.0819in" draw:z-index="0"><draw:text-box fo:min-height="0.1457in"><table:table table:name="Tabela3" table:style-name="Tabela3"><table:table-column table:style-name="Tabela3.A"/><table:table-row table:style-name="Tabela3.1"><table:table-cell table:style-name="Tabela3.A1" office:value-type="string"><text:p text:style-name="P20">Solução Sugerida</text:p></table:table-cell></table:table-row><table:table-row table:style-name="Tabela3.2"><table:table-cell table:style-name="Tabela3.A2" office:value-type="string"><text:p text:style-name="P48"/><text:p text:style-name="P45"/><text:p text:style-name="P45"/><text:p text:style-name="P45"/></table:table-cell></table:table-row></table:table></draw:text-box></draw:frame></text:h>
      <text:p text:style-name="Standard"/>
      <text:h text:style-name="P2" text:outline-level="1"/>
      <text:h text:style-name="P5" text:outline-level="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h text:style-name="P37" text:outline-level="3">Configuração de Itens Potencialmente Afetados</text:h>
          </table:table-cell>
          <table:table-cell table:style-name="Tabela4.B1" office:value-type="string">
            <text:p text:style-name="P55">Número da Versão Atual</text:p>
          </table:table-cell>
        </table:table-row>
        <table:table-row table:style-name="Tabela4.2">
          <table:table-cell table:style-name="Tabela4.A2" office:value-type="string">
            <text:p text:style-name="P17"/>
          </table:table-cell>
          <table:table-cell table:style-name="Tabela4.B2" office:value-type="string">
            <text:p text:style-name="P46"/>
          </table:table-cell>
        </table:table-row>
        <table:table-row table:style-name="Tabela4.2">
          <table:table-cell table:style-name="Tabela4.A2" office:value-type="string">
            <text:p text:style-name="P17"/>
          </table:table-cell>
          <table:table-cell table:style-name="Tabela4.B2" office:value-type="string">
            <text:p text:style-name="P46"/>
          </table:table-cell>
        </table:table-row>
        <table:table-row table:style-name="Tabela4.2">
          <table:table-cell table:style-name="Tabela4.A2" office:value-type="string">
            <text:p text:style-name="P17"/>
          </table:table-cell>
          <table:table-cell table:style-name="Tabela4.B2" office:value-type="string">
            <text:p text:style-name="P46"/>
          </table:table-cell>
        </table:table-row>
        <table:table-row table:style-name="Tabela4.2">
          <table:table-cell table:style-name="Tabela4.A2" office:value-type="string">
            <text:p text:style-name="P17"/>
          </table:table-cell>
          <table:table-cell table:style-name="Tabela4.B2" office:value-type="string">
            <text:p text:style-name="P46"/>
          </table:table-cell>
        </table:table-row>
        <table:table-row table:style-name="Tabela4.2">
          <table:table-cell table:style-name="Tabela4.A2" office:value-type="string">
            <text:p text:style-name="P17"/>
          </table:table-cell>
          <table:table-cell table:style-name="Tabela4.B2" office:value-type="string">
            <text:p text:style-name="P46"/>
          </table:table-cell>
        </table:table-row>
      </table:table>
      <text:h text:style-name="P2" text:outline-level="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 table:style-name="Tabela5.1">
          <table:table-cell table:style-name="Tabela5.A1" table:number-columns-spanned="2" office:value-type="string">
            <text:p text:style-name="P25"><text:bookmark text:name="ChangeApprovalForm"/>Analise de Impacto conduzido por</text:p>
          </table:table-cell>
          <table:covered-table-cell/>
          <table:table-cell table:style-name="Tabela5.A1" table:number-rows-spanned="2" office:value-type="string">
            <text:h text:style-name="P39" text:outline-level="3">Data da finalização</text:h>
            <text:h text:style-name="P38" text:outline-level="3">da análise</text:h>
          </table:table-cell>
          <table:table-cell table:style-name="Tabela5.A1" table:number-rows-spanned="2" office:value-type="string">
            <text:h text:style-name="P39" text:outline-level="3">Analisa de impacto</text:h>
            <text:h text:style-name="P38" text:outline-level="3">aprovado por</text:h>
          </table:table-cell>
          <table:table-cell table:style-name="Tabela5.E1" office:value-type="string">
            <text:h text:style-name="P39" text:outline-level="3">Data da Aprovação</text:h>
          </table:table-cell>
        </table:table-row>
        <table:table-row table:style-name="Tabela5.2">
          <table:table-cell table:style-name="Tabela5.A2" office:value-type="string">
            <text:p text:style-name="P14">Nome</text:p>
          </table:table-cell>
          <table:table-cell table:style-name="Tabela5.A2" office:value-type="string">
            <text:p text:style-name="P14">Assinatura</text:p>
          </table:table-cell>
          <table:covered-table-cell/>
          <table:covered-table-cell/>
          <table:table-cell table:style-name="Tabela5.E2" office:value-type="string">
            <text:p text:style-name="P50"/>
          </table:table-cell>
        </table:table-row>
        <table:table-row table:style-name="Tabela5.1">
          <table:table-cell table:style-name="Tabela5.A3" office:value-type="string">
            <text:p text:style-name="P50"/>
          </table:table-cell>
          <table:table-cell table:style-name="Tabela5.A3" office:value-type="string">
            <text:p text:style-name="P50"/>
          </table:table-cell>
          <table:table-cell table:style-name="Tabela5.A3" office:value-type="string">
            <text:p text:style-name="P50"/>
          </table:table-cell>
          <table:table-cell table:style-name="Tabela5.A3" office:value-type="string">
            <text:p text:style-name="P50"/>
          </table:table-cell>
          <table:table-cell table:style-name="Tabela5.E3" office:value-type="string">
            <text:p text:style-name="P50"/>
          </table:table-cell>
        </table:table-row>
      </table:table>
      <text:list xml:id="list30718225" text:continue-numbering="true" text:style-name="WW8Num26">
        <text:list-item>
          <text:h text:style-name="P4" text:outline-level="1">Impacto da Execução da Mudança</text:h>
        </text:list-item>
      </text:list>
      <text:p text:style-name="Standard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table:number-columns-spanned="3" office:value-type="string">
            <text:h text:style-name="P40" text:outline-level="3">Impacto do Esforço</text:h>
          </table:table-cell>
          <table:covered-table-cell/>
          <table:covered-table-cell/>
          <table:table-cell table:style-name="Tabela6.A1" table:number-columns-spanned="2" office:value-type="string">
            <text:h text:style-name="P40" text:outline-level="3">Impacto na Programação</text:h>
          </table:table-cell>
          <table:covered-table-cell/>
          <table:table-cell table:style-name="Tabela6.F1" table:number-columns-spanned="2" office:value-type="string">
            <text:h text:style-name="P40" text:outline-level="3">Impacto na Mudança</text:h>
          </table:table-cell>
          <table:covered-table-cell/>
        </table:table-row>
        <table:table-row table:style-name="Tabela6.2">
          <table:table-cell table:style-name="Tabela6.A2" table:number-columns-spanned="3" office:value-type="string">
            <text:p text:style-name="P13"/>
          </table:table-cell>
          <table:covered-table-cell/>
          <table:covered-table-cell/>
          <table:table-cell table:style-name="Tabela6.A2" table:number-columns-spanned="2" office:value-type="string">
            <text:p text:style-name="P13"/>
          </table:table-cell>
          <table:covered-table-cell/>
          <table:table-cell table:style-name="Tabela6.F2" table:number-columns-spanned="2" office:value-type="string">
            <text:p text:style-name="P13"/>
          </table:table-cell>
          <table:covered-table-cell/>
        </table:table-row>
        <table:table-row table:style-name="Tabela6.3">
          <table:table-cell table:style-name="Tabela6.A1" table:number-columns-spanned="3" office:value-type="string">
            <text:p text:style-name="P26">Documentação do Impacto</text:p>
          </table:table-cell>
          <table:covered-table-cell/>
          <table:covered-table-cell/>
          <table:table-cell table:style-name="Tabela6.A1" table:number-columns-spanned="2" office:value-type="string">
            <text:h text:style-name="P41" text:outline-level="3">Capacidade do Impacto</text:h>
          </table:table-cell>
          <table:covered-table-cell/>
          <table:table-cell table:style-name="Tabela6.F1" table:number-columns-spanned="2" office:value-type="string">
            <text:h text:style-name="P41" text:outline-level="3">Impacto no Suporte</text:h>
          </table:table-cell>
          <table:covered-table-cell/>
        </table:table-row>
        <table:table-row table:style-name="Tabela6.2">
          <table:table-cell table:style-name="Tabela6.A2" table:number-columns-spanned="3" office:value-type="string">
            <text:p text:style-name="P13"/>
          </table:table-cell>
          <table:covered-table-cell/>
          <table:covered-table-cell/>
          <table:table-cell table:style-name="Tabela6.A2" table:number-columns-spanned="2" office:value-type="string">
            <text:p text:style-name="P13"/>
          </table:table-cell>
          <table:covered-table-cell/>
          <table:table-cell table:style-name="Tabela6.F2" table:number-columns-spanned="2" office:value-type="string">
            <text:p text:style-name="P13"/>
          </table:table-cell>
          <table:covered-table-cell/>
        </table:table-row>
        <table:table-row table:style-name="Tabela6.3">
          <table:table-cell table:style-name="Tabela6.A1" table:number-columns-spanned="3" office:value-type="string">
            <text:p text:style-name="P24">Impacto Financeiro</text:p>
          </table:table-cell>
          <table:covered-table-cell/>
          <table:covered-table-cell/>
          <table:table-cell table:style-name="Tabela6.A1" table:number-columns-spanned="2" office:value-type="string">
            <text:p text:style-name="P21"><text:span text:style-name="T4">Impacto</text:span><text:span text:style-name="T5"> no Hardware/Software Impact</text:span></text:p>
          </table:table-cell>
          <table:covered-table-cell/>
          <table:table-cell table:style-name="Tabela6.F1" table:number-columns-spanned="2" office:value-type="string">
            <text:p text:style-name="P21"><text:span text:style-name="T4">Outros <text:s/>Impactos</text:span></text:p>
          </table:table-cell>
          <table:covered-table-cell/>
        </table:table-row>
        <table:table-row table:style-name="Tabela6.2">
          <table:table-cell table:style-name="Tabela6.A2" table:number-columns-spanned="3" office:value-type="string">
            <text:p text:style-name="P13"/>
          </table:table-cell>
          <table:covered-table-cell/>
          <table:covered-table-cell/>
          <table:table-cell table:style-name="Tabela6.A2" table:number-columns-spanned="2" office:value-type="string">
            <text:p text:style-name="P13"/>
          </table:table-cell>
          <table:covered-table-cell/>
          <table:table-cell table:style-name="Tabela6.F2" table:number-columns-spanned="2" office:value-type="string">
            <text:p text:style-name="P13"/>
          </table:table-cell>
          <table:covered-table-cell/>
        </table:table-row>
        <table:table-row table:style-name="Tabela6.7">
          <table:table-cell table:style-name="Tabela6.A1" table:number-columns-spanned="5" office:value-type="string">
            <text:p text:style-name="P56">Modificação Proposta</text:p>
          </table:table-cell>
          <table:covered-table-cell/>
          <table:covered-table-cell/>
          <table:covered-table-cell/>
          <table:covered-table-cell/>
          <table:table-cell table:style-name="Tabela6.F1" table:number-columns-spanned="2" office:value-type="string">
            <text:h text:style-name="P41" text:outline-level="3">Modificações a ser executadas perto</text:h>
          </table:table-cell>
          <table:covered-table-cell/>
        </table:table-row>
        <table:table-row table:style-name="Tabela6.7">
          <table:table-cell table:style-name="Tabela6.A2" table:number-columns-spanned="5" office:value-type="string">
            <text:p text:style-name="P12"/>
            <text:p text:style-name="Standard"/>
          </table:table-cell>
          <table:covered-table-cell/>
          <table:covered-table-cell/>
          <table:covered-table-cell/>
          <table:covered-table-cell/>
          <table:table-cell table:style-name="Tabela6.F2" table:number-columns-spanned="2" office:value-type="string">
            <text:p text:style-name="P9"/>
            <text:p text:style-name="P11"/>
          </table:table-cell>
          <table:covered-table-cell/>
        </table:table-row>
        <table:table-row table:style-name="Tabela6.7">
          <table:table-cell table:style-name="Tabela6.A9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  <table:table-cell table:style-name="Tabela6.F9" table:number-columns-spanned="2" office:value-type="string">
            <text:p text:style-name="P9"/>
          </table:table-cell>
          <table:covered-table-cell/>
        </table:table-row>
        <table:table-row table:style-name="Tabela6.7">
          <table:table-cell table:style-name="Tabela6.A1" table:number-columns-spanned="2" office:value-type="string">
            <text:h text:style-name="P61" text:outline-level="4">Aceito/Rejeitado</text:h>
          </table:table-cell>
          <table:covered-table-cell/>
          <table:table-cell table:style-name="Tabela6.A1" table:number-columns-spanned="2" office:value-type="string">
            <text:h text:style-name="P61" text:outline-level="4">Nome</text:h>
          </table:table-cell>
          <table:covered-table-cell/>
          <table:table-cell table:style-name="Tabela6.A1" office:value-type="string">
            <text:h text:style-name="P61" text:outline-level="4">Titulo</text:h>
          </table:table-cell>
          <table:table-cell table:style-name="Tabela6.A1" office:value-type="string">
            <text:h text:style-name="P61" text:outline-level="4">Assinatura</text:h>
          </table:table-cell>
          <table:table-cell table:style-name="Tabela6.F1" office:value-type="string">
            <text:h text:style-name="P61" text:outline-level="4">Data</text:h>
          </table:table-cell>
        </table:table-row>
        <table:table-row table:style-name="Tabela6.7">
          <table:table-cell table:style-name="Tabela6.A2" office:value-type="string">
            <text:p text:style-name="P49"><text:span text:style-name="Input_20_Required"><text:span text:style-name="T6">□</text:span></text:span><text:span text:style-name="Input_20_Required"><text:span text:style-name="T7"> </text:span></text:span><text:span text:style-name="Input_20_Required"><text:span text:style-name="T8">Aceito</text:span></text:span></text:p>
            <text:p text:style-name="Header"><text:span text:style-name="Input_20_Required"><text:span text:style-name="T6">□</text:span></text:span><text:span text:style-name="Input_20_Required"><text:span text:style-name="T9"> </text:span></text:span><text:span text:style-name="Input_20_Required"><text:span text:style-name="T8">Rejeitado</text:span></text:span></text:p>
          </table:table-cell>
          <table:table-cell table:style-name="Tabela6.A2" office:value-type="string">
            <text:p text:style-name="P57"><text:title>&lt;Nome do Projeto&gt;</text:title></text:p>
          </table:table-cell>
          <table:table-cell table:style-name="Tabela6.A2" table:number-columns-spanned="2" office:value-type="string">
            <text:p text:style-name="P9"/>
          </table:table-cell>
          <table:covered-table-cell/>
          <table:table-cell table:style-name="Tabela6.A2" office:value-type="string">
            <text:p text:style-name="P9"/>
          </table:table-cell>
          <table:table-cell table:style-name="Tabela6.A2" office:value-type="string">
            <text:p text:style-name="P9"/>
          </table:table-cell>
          <table:table-cell table:style-name="Tabela6.F2" office:value-type="string">
            <text:p text:style-name="P10"/>
          </table:table-cell>
        </table:table-row>
        <table:table-row table:style-name="Tabela6.7">
          <table:table-cell table:style-name="Tabela6.A2" office:value-type="string">
            <text:p text:style-name="P49"><text:span text:style-name="Input_20_Required"><text:span text:style-name="T6">□</text:span></text:span><text:span text:style-name="Input_20_Required"><text:span text:style-name="T7"> </text:span></text:span><text:span text:style-name="Input_20_Required"><text:span text:style-name="T8">Aceito</text:span></text:span></text:p>
            <text:p text:style-name="Header"><text:span text:style-name="Input_20_Required"><text:span text:style-name="T6">□</text:span></text:span><text:span text:style-name="Input_20_Required"><text:span text:style-name="T9"> </text:span></text:span><text:span text:style-name="Input_20_Required"><text:span text:style-name="T8">Rejeitado</text:span></text:span></text:p>
          </table:table-cell>
          <table:table-cell table:style-name="Tabela6.A2" office:value-type="string">
            <text:h text:style-name="P62" text:outline-level="4"><text:title>&lt;Nome do Projeto&gt;</text:title></text:h>
          </table:table-cell>
          <table:table-cell table:style-name="Tabela6.A2" table:number-columns-spanned="2" office:value-type="string">
            <text:p text:style-name="P9"/>
          </table:table-cell>
          <table:covered-table-cell/>
          <table:table-cell table:style-name="Tabela6.A2" office:value-type="string">
            <text:p text:style-name="P9"/>
          </table:table-cell>
          <table:table-cell table:style-name="Tabela6.A2" office:value-type="string">
            <text:p text:style-name="P9"/>
          </table:table-cell>
          <table:table-cell table:style-name="Tabela6.F2" office:value-type="string">
            <text:p text:style-name="P10"/>
          </table:table-cell>
        </table:table-row>
      </table:table>
      <text:h text:style-name="P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1665in" fo:text-indent="0in" style:auto-text-indent="false" style:text-autospace="none" style:punctuation-wrap="simple" style:vertical-align="baseline"/>
      <style:text-properties fo:language="en" fo:country="US" style:font-size-complex="10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in">
        <style:tab-stops>
          <style:tab-stop style:position="0.3335in"/>
          <style:tab-stop style:position="9.6665in" style:type="right" style:leader-style="dotted" style:leader-text="."/>
        </style:tab-stops>
      </style:paragraph-properties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335in" fo:margin-right="0in" fo:margin-top="0.0835in" fo:margin-bottom="0in" fo:text-indent="0in" style:auto-text-indent="false">
        <style:tab-stops>
          <style:tab-stop style:position="0.8335in"/>
          <style:tab-stop style:position="9.6665in" style:type="right" style:leader-style="dotted" style:leader-text="."/>
        </style:tab-stops>
      </style:paragraph-properties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0.5835in"/>
          <style:tab-stop style:position="9.6665in" style:type="right" style:leader-style="dotted" style:leader-text="."/>
        </style:tab-stops>
      </style:paragraph-properties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39">
      <style:paragraph-properties fo:margin-top="0.1665in" fo:margin-bottom="0in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39">
      <style:paragraph-properties fo:margin-top="0.1252in" fo:margin-bottom="0in" fo:text-align="justify" style:justify-single-word="false">
        <style:tab-stops>
          <style:tab-stop style:position="0.5in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in" fo:margin-right="0in" fo:margin-top="0.0835in" fo:margin-bottom="0in" fo:text-align="justify" style:justify-single-word="false" fo:orphans="2" fo:widows="2" fo:text-indent="0.2953in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0417in" fo:margin-bottom="0.0417in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39">
      <style:paragraph-properties fo:margin-top="0.1665in" fo:margin-bottom="0in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in" fo:margin-right="0in" fo:margin-top="0.0835in" fo:margin-bottom="0in" fo:text-align="justify" style:justify-single-word="false" fo:orphans="2" fo:widows="2" fo:text-indent="0.3937in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0417in" fo:margin-bottom="0.0417in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1665in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28in" fo:margin-bottom="0.028in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28in" fo:margin-bottom="0.028in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in" fo:margin-bottom="0.1665in" fo:text-align="center" style:justify-single-word="false" style:text-autospace="none" style:punctuation-wrap="simple" style:vertical-align="baseline">
        <style:tab-stops>
          <style:tab-stop style:position="0.5in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3.75in" fo:margin-bottom="0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in" fo:margin-bottom="0.1665in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0417in" fo:margin-bottom="0.0417in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top="0in" fo:margin-bottom="0.0835in" fo:line-height="200%"/>
    </style:style>
    <style:style style:name="Com_20_marcadores_20_2" style:display-name="Com marcadores 2" style:family="paragraph" style:parent-style-name="Standard" style:list-style-name="WW8Num27">
      <style:paragraph-properties fo:margin-top="0in" fo:margin-bottom="0.1665in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">
      <style:paragraph-properties fo:margin-top="0.0835in" fo:margin-bottom="0.0835in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8">
      <style:paragraph-properties fo:margin-left="0.5in" fo:margin-right="0in" fo:margin-top="0in" fo:margin-bottom="0.1665in" fo:line-height="100%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" style:list-style-name="WW8StyleNum1">
      <style:paragraph-properties fo:margin-left="1.0835in" fo:margin-right="0in" fo:text-indent="-0.25in" style:auto-text-indent="false"/>
      <style:text-properties style:font-name="Arial" fo:language="en" fo:country="US" style:font-size-complex="10pt"/>
    </style:style>
    <style:style style:name="Com_20_marcadores" style:display-name="Com marcadores" style:family="paragraph" style:parent-style-name="Standard" style:list-style-name="WW8Num1">
      <style:paragraph-properties fo:margin-left="0.5835in" fo:margin-right="0in" fo:margin-top="0in" fo:margin-bottom="0.1665in" fo:text-indent="0in" style:auto-text-indent="false" style:text-autospace="none" style:punctuation-wrap="simple" style:vertical-align="baseline">
        <style:tab-stops>
          <style:tab-stop style:position="0.5835in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Corpo" style:family="paragraph">
      <style:paragraph-properties fo:orphans="2" fo:widows="2"/>
      <style:text-properties fo:color="#000000" style:font-name="Times New Roman" fo:font-size="12pt" fo:language="pt" fo:country="BR" style:font-name-asian="Arial" style:font-size-asian="12pt" style:font-name-complex="Times New Roman" style:font-size-complex="10pt" style:language-complex="ar" style:country-complex="SA"/>
    </style:style>
    <style:style style:name="Footnote" style:family="paragraph" style:parent-style-name="Standard" style:class="extra">
      <style:paragraph-properties>
        <style:tab-stops>
          <style:tab-stop style:position="0.3335in"/>
          <style:tab-stop style:position="4.5in" style:type="center"/>
          <style:tab-stop style:position="9in" style:type="right"/>
        </style:tab-stops>
      </style:paragraph-properties>
      <style:text-properties style:font-name="Arial" fo:font-size="10pt" fo:language="en" fo:country="US" style:font-name-asian="Arial Unicode MS" style:font-size-asian="10pt" style:font-size-complex="10pt"/>
    </style:style>
    <style:style style:name="xl37" style:family="paragraph" style:parent-style-name="Standard">
      <style:paragraph-properties fo:margin-top="0.1945in" fo:margin-bottom="0.1945in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/>
    </style:style>
    <style:style style:name="Normal_20__2b__20_Arial" style:display-name="Normal + Arial" style:family="paragraph" style:parent-style-name="Heading_20_3">
      <style:paragraph-properties fo:margin-top="0in" fo:margin-bottom="0in" fo:text-align="center" style:justify-single-word="false"/>
      <style:text-properties fo:font-size="10pt" style:font-size-asian="10pt" style:font-size-complex="10pt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3z0" style:family="text">
      <style:text-properties style:font-name="Wingdings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7z0" style:family="text">
      <style:text-properties style:font-name="Symbol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30z0" style:family="text">
      <style:text-properties fo:font-weight="normal" style:font-weight-asian="norma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Courier New"/>
    </style:style>
    <style:style style:name="WW8Num32z2" style:family="text">
      <style:text-properties style:font-name="Wingdings"/>
    </style:style>
    <style:style style:name="WW8Num32z3" style:family="text">
      <style:text-properties style:font-name="Symbol"/>
    </style:style>
    <style:style style:name="WW8Num33z0" style:family="text">
      <style:text-properties style:font-name="Wingdings" fo:font-size="8pt" style:font-size-asian="8pt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/>
    </style:style>
    <style:style style:name="WW8Num38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835in" fo:text-indent="-0.3335in" fo:margin-left="0.583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5in" fo:text-indent="-0.75in" fo:margin-left="1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in" fo:text-indent="-0.75in" fo:margin-left="2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75in" fo:text-indent="-1in" fo:margin-left="2.7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25in" fo:text-indent="-1.2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1" style:num-format="1" text:start-value="4" text:display-levels="2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1043in" fo:text-indent="-0.2709in" fo:margin-left="1.104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3335in" fo:text-indent="-0.5in" fo:margin-left="1.33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835in" fo:text-indent="-0.75in" fo:margin-left="1.583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835in" fo:text-indent="-0.75in" fo:margin-left="1.583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8335in" fo:text-indent="-1in" fo:margin-left="1.833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8335in" fo:text-indent="-1in" fo:margin-left="1.833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0835in" fo:text-indent="-1.25in" fo:margin-left="2.083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0835in" fo:text-indent="-1.25in" fo:margin-left="2.0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21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21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21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416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8335in" fo:text-indent="-0.1252in" fo:margin-left="1.8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3335in" fo:text-indent="-0.1252in" fo:margin-left="3.3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335in" fo:text-indent="-0.25in" fo:margin-left="3.833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3335in" fo:text-indent="-0.25in" fo:margin-left="4.333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8335in" fo:text-indent="-0.1252in" fo:margin-left="4.8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0417in" fo:text-indent="-0.25in" fo:margin-left="4.0417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4.5417in" fo:text-indent="-0.25in" fo:margin-left="4.5417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5.0417in" fo:text-indent="-0.25in" fo:margin-left="5.0417in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5417in" fo:text-indent="-0.25in" fo:margin-left="5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2811in" fo:text-indent="-0.2811in" fo:margin-left="0.2811in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bullet text:level="1" text:style-name="WW8Num31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1"/>
      </text:list-level-style-bullet>
      <text:list-level-style-bullet text:level="2" text:style-name="WW8Num32z0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32z0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32z0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3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3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>
      <text:list-level-style-number text:level="1" text:style-name="WW8Num34z0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4z0" style:num-format="1" text:start-value="4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34z0" style:num-format="1" text:display-levels="3">
        <style:list-level-properties text:list-level-position-and-space-mode="label-alignment">
          <style:list-level-label-alignment text:label-followed-by="listtab" text:list-tab-stop-position="1.8335in" fo:text-indent="-0.5in" fo:margin-left="1.8335in"/>
        </style:list-level-properties>
      </text:list-level-style-number>
      <text:list-level-style-number text:level="4" text:style-name="WW8Num34z0" style:num-format="1" text:display-levels="4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5" text:style-name="WW8Num34z0" style:num-format="1" text:display-levels="5">
        <style:list-level-properties text:list-level-position-and-space-mode="label-alignment">
          <style:list-level-label-alignment text:label-followed-by="listtab" text:list-tab-stop-position="3.4165in" fo:text-indent="-0.75in" fo:margin-left="3.4165in"/>
        </style:list-level-properties>
      </text:list-level-style-number>
      <text:list-level-style-number text:level="6" text:style-name="WW8Num34z0" style:num-format="1" text:display-levels="6">
        <style:list-level-properties text:list-level-position-and-space-mode="label-alignment">
          <style:list-level-label-alignment text:label-followed-by="listtab" text:list-tab-stop-position="4.0835in" fo:text-indent="-0.75in" fo:margin-left="4.0835in"/>
        </style:list-level-properties>
      </text:list-level-style-number>
      <text:list-level-style-number text:level="7" text:style-name="WW8Num34z0" style:num-format="1" text:display-levels="7">
        <style:list-level-properties text:list-level-position-and-space-mode="label-alignment">
          <style:list-level-label-alignment text:label-followed-by="listtab" text:list-tab-stop-position="5in" fo:text-indent="-1in" fo:margin-left="5in"/>
        </style:list-level-properties>
      </text:list-level-style-number>
      <text:list-level-style-number text:level="8" text:style-name="WW8Num34z0" style:num-format="1" text:display-levels="8">
        <style:list-level-properties text:list-level-position-and-space-mode="label-alignment">
          <style:list-level-label-alignment text:label-followed-by="listtab" text:list-tab-stop-position="5.6665in" fo:text-indent="-1in" fo:margin-left="5.6665in"/>
        </style:list-level-properties>
      </text:list-level-style-number>
      <text:list-level-style-number text:level="9" text:style-name="WW8Num34z0" style:num-format="1" text:display-levels="9">
        <style:list-level-properties text:list-level-position-and-space-mode="label-alignment">
          <style:list-level-label-alignment text:label-followed-by="listtab" text:list-tab-stop-position="6.5835in" fo:text-indent="-1.25in" fo:margin-left="6.58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7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957in" fo:text-indent="-0.5in" fo:margin-left="0.7957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75in" fo:margin-left="1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75in" fo:margin-left="1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1in" fo:margin-left="2.2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1in" fo:margin-left="2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1.25in" fo:margin-left="3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.5in" fo:margin-left="3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7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.25in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7" style:family="table">
      <style:table-properties style:width="10.075in" fo:margin-left="-0.075in" table:align="left" style:writing-mode="lr-tb"/>
    </style:style>
    <style:style style:name="Tabela7.A" style:family="table-column">
      <style:table-column-properties style:column-width="5.7417in"/>
    </style:style>
    <style:style style:name="Tabela7.B" style:family="table-column">
      <style:table-column-properties style:column-width="4.3333in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ela7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Header">
      <style:text-properties fo:font-size="8pt" fo:language="none" fo:country="none" style:font-size-asian="8pt" style:language-asian="none" style:country-asian="none" style:font-size-complex="8pt"/>
    </style:style>
    <style:style style:name="MP3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MP5" style:family="paragraph" style:parent-style-name="Footer">
      <style:paragraph-properties>
        <style:tab-stops>
          <style:tab-stop style:position="2.9165in"/>
          <style:tab-stop style:position="5.5in"/>
        </style:tab-stops>
      </style:paragraph-properties>
      <style:text-properties fo:font-size="8pt" fo:language="none" fo:country="none" style:font-size-asian="8pt" style:language-asian="none" style:country-asian="none" style:font-size-complex="8pt"/>
    </style:style>
    <style:style style:name="MP6" style:family="paragraph" style:parent-style-name="Footer">
      <style:paragraph-properties>
        <style:tab-stops>
          <style:tab-stop style:position="4.3335in"/>
          <style:tab-stop style:position="8.8335in"/>
        </style:tab-stops>
      </style:paragraph-properties>
    </style:style>
    <style:style style:name="MP7" style:family="paragraph" style:parent-style-name="Footer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language="none" fo:country="none" style:font-size-asian="8pt" style:language-asian="none" style:country-asian="none" style:font-size-complex="8pt"/>
    </style:style>
    <style:style style:name="MT3" style:family="text">
      <style:text-properties fo:font-size="9pt" style:font-size-asian="9pt"/>
    </style:style>
    <style:page-layout style:name="Mpm1">
      <style:page-layout-properties fo:page-width="11.6925in" fo:page-height="8.2673in" style:num-format="1" style:print-orientation="landscape" fo:margin-top="0in" fo:margin-bottom="0.7244in" fo:margin-left="0.7874in" fo:margin-right="0.7874in" style:writing-mode="lr-tb" style:layout-grid-color="#c0c0c0" style:layout-grid-lines="33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346in" fo:margin-bottom="0.7957in" style:dynamic-spacing="true"/>
      </style:header-style>
      <style:footer-style>
        <style:header-footer-properties fo:min-height="0.3783in" fo:margin-top="0.3398in" style:dynamic-spacing="true"/>
      </style:footer-style>
    </style:page-layout>
    <style:page-layout style:name="Mpm2">
      <style:page-layout-properties fo:page-width="11.6925in" fo:page-height="8.2673in" style:num-format="1" style:print-orientation="landscape" fo:margin-top="0in" fo:margin-bottom="1.1028in" fo:margin-left="0.7874in" fo:margin-right="0.7874in" style:writing-mode="lr-tb" style:layout-grid-color="#c0c0c0" style:layout-grid-lines="31" style:layout-grid-base-height="0.2264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8346in" fo:margin-bottom="0.795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1"/>
        <text:p text:style-name="MP2"/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3"/>
            </table:table-cell>
            <table:table-cell table:style-name="Tabela7.B1" office:value-type="string">
              <text:p text:style-name="MP4"><text:span text:style-name="MT1"/></text:p>
            </table:table-cell>
          </table:table-row>
        </table:table>
        <text:p text:style-name="MP2"/>
        <text:p text:style-name="MP1"/>
      </style:header>
      <style:footer>
        <text:p text:style-name="MP5"/>
        <text:p text:style-name="MP6"><text:span text:style-name="MT2">Nome ou Sigla do Sistema</text:span><text:span text:style-name="Page_20_Number"><text:span text:style-name="MT1"> - Solicitação de Mudança</text:span></text:span><text:span text:style-name="Page_20_Number"><text:span text:style-name="MT3"><text:tab/></text:span></text:span><text:span text:style-name="Page_20_Number"><text:span text:style-name="MT1">mds - som - abc - a</text:span></text:span><text:span text:style-name="Page_20_Number"><text:span text:style-name="MT3"><text:tab/></text:span></text:span><text:span text:style-name="Page_20_Number"><text:span text:style-name="MT1">Página </text:span></text:span><text:span text:style-name="Page_20_Number"><text:span text:style-name="MT1"><text:page-number text:select-page="current">5</text:page-number></text:span></text:span><text:span text:style-name="Page_20_Number"><text:span text:style-name="MT1"> de </text:span></text:span><text:span text:style-name="Page_20_Number"><text:span text:style-name="MT1"><text:page-count style:num-format="1">5</text:page-count></text:span></text:span></text:p>
        <text:p text:style-name="MP7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10:57:17.50</meta:creation-date>
    <meta:editing-cycles>2</meta:editing-cycles>
    <meta:editing-duration>PT00H01M56S</meta:editing-duration>
    <meta:initial-creator>Lena Lúcia de Moraes</meta:initial-creator>
    <meta:generator>BrOffice.org/3.0$Win32 OpenOffice.org_project/300m9$Build-9358</meta:generator>
    <meta:document-statistic meta:table-count="7" meta:image-count="0" meta:object-count="0" meta:page-count="5" meta:paragraph-count="50" meta:word-count="163" meta:character-count="1005"/>
    <dc:date>2010-02-26T10:59:13.84</dc:date>
    <dc:creator>Lena Lúcia de Moraes</dc:creator>
  </office:meta>
</office:document-meta>
</file>